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標準" style:font-family-generic="modern" style:font-pitch="fixed"/>
    <style:font-face style:name="IPAゴシック" svg:font-family="IPAゴシック" style:font-adornments="太字" style:font-family-generic="modern" style:font-pitch="fixed"/>
    <style:font-face style:name="IPA明朝" svg:font-family="IPA明朝" style:font-adornments="太字" style:font-family-generic="roman" style:font-pitch="fixed"/>
    <style:font-face style:name="IPA明朝1" svg:font-family="IPA明朝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3.043cm" style:rel-column-width="11729*"/>
    </style:style>
    <style:style style:name="表1.B" style:family="table-column">
      <style:table-column-properties style:column-width="13.958cm" style:rel-column-width="53806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3.022cm" style:rel-column-width="11647*"/>
    </style:style>
    <style:style style:name="表2.B" style:family="table-column">
      <style:table-column-properties style:column-width="13.979cm" style:rel-column-width="53888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3.022cm" style:rel-column-width="11647*"/>
    </style:style>
    <style:style style:name="表3.B" style:family="table-column">
      <style:table-column-properties style:column-width="13.979cm" style:rel-column-width="53888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3.022cm" style:rel-column-width="11647*"/>
    </style:style>
    <style:style style:name="表4.B" style:family="table-column">
      <style:table-column-properties style:column-width="13.979cm" style:rel-column-width="5388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3.022cm" style:rel-column-width="11647*"/>
    </style:style>
    <style:style style:name="表5.B" style:family="table-column">
      <style:table-column-properties style:column-width="13.979cm" style:rel-column-width="53888*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3.022cm" style:rel-column-width="11647*"/>
    </style:style>
    <style:style style:name="表6.B" style:family="table-column">
      <style:table-column-properties style:column-width="13.979cm" style:rel-column-width="53888*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3.022cm" style:rel-column-width="11647*"/>
    </style:style>
    <style:style style:name="表7.B" style:family="table-column">
      <style:table-column-properties style:column-width="13.979cm" style:rel-column-width="53888*"/>
    </style:style>
    <style:style style:name="表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7.B1" style:family="table-cell">
      <style:table-cell-properties fo:padding="0.097cm" fo:border="0.05pt solid #000000"/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3.022cm" style:rel-column-width="11647*"/>
    </style:style>
    <style:style style:name="表8.B" style:family="table-column">
      <style:table-column-properties style:column-width="13.979cm" style:rel-column-width="53888*"/>
    </style:style>
    <style:style style:name="表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8.B1" style:family="table-cell">
      <style:table-cell-properties fo:padding="0.097cm" fo:border="0.05pt solid #000000"/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3.022cm" style:rel-column-width="11647*"/>
    </style:style>
    <style:style style:name="表9.B" style:family="table-column">
      <style:table-column-properties style:column-width="13.979cm" style:rel-column-width="53888*"/>
    </style:style>
    <style:style style:name="表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9.B1" style:family="table-cell">
      <style:table-cell-properties fo:padding="0.097cm" fo:border="0.05pt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3.022cm" style:rel-column-width="11647*"/>
    </style:style>
    <style:style style:name="表10.B" style:family="table-column">
      <style:table-column-properties style:column-width="13.979cm" style:rel-column-width="53888*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B1" style:family="table-cell">
      <style:table-cell-properties fo:padding="0.097cm" fo:border="0.05pt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3.022cm" style:rel-column-width="11647*"/>
    </style:style>
    <style:style style:name="表11.B" style:family="table-column">
      <style:table-column-properties style:column-width="13.979cm" style:rel-column-width="53888*"/>
    </style:style>
    <style:style style:name="表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1.B1" style:family="table-cell">
      <style:table-cell-properties fo:padding="0.097cm" fo:border="0.05pt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3.022cm" style:rel-column-width="11647*"/>
    </style:style>
    <style:style style:name="表12.B" style:family="table-column">
      <style:table-column-properties style:column-width="13.979cm" style:rel-column-width="53888*"/>
    </style:style>
    <style:style style:name="表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2.B1" style:family="table-cell">
      <style:table-cell-properties fo:padding="0.097cm" fo:border="0.05pt solid #000000"/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3.022cm" style:rel-column-width="11647*"/>
    </style:style>
    <style:style style:name="表13.B" style:family="table-column">
      <style:table-column-properties style:column-width="13.979cm" style:rel-column-width="53888*"/>
    </style:style>
    <style:style style:name="表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3.B1" style:family="table-cell">
      <style:table-cell-properties fo:padding="0.097cm" fo:border="0.05pt solid #000000"/>
    </style:style>
    <style:style style:name="表13.A2" style:family="table-cell">
      <style:table-cell-properties fo:padding="0.097cm" fo:border-left="0.05pt solid #000000" fo:border-right="none" fo:border-top="none" fo:border-bottom="0.05pt solid #000000"/>
    </style:style>
    <style:style style:name="表1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3.022cm" style:rel-column-width="11647*"/>
    </style:style>
    <style:style style:name="表14.B" style:family="table-column">
      <style:table-column-properties style:column-width="13.979cm" style:rel-column-width="53888*"/>
    </style:style>
    <style:style style:name="表1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4.B1" style:family="table-cell">
      <style:table-cell-properties fo:padding="0.097cm" fo:border="0.05pt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3.022cm" style:rel-column-width="11647*"/>
    </style:style>
    <style:style style:name="表15.B" style:family="table-column">
      <style:table-column-properties style:column-width="13.979cm" style:rel-column-width="53888*"/>
    </style:style>
    <style:style style:name="表1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5.B1" style:family="table-cell">
      <style:table-cell-properties fo:padding="0.097cm" fo:border="0.05pt solid #000000"/>
    </style:style>
    <style:style style:name="表15.A2" style:family="table-cell">
      <style:table-cell-properties fo:padding="0.097cm" fo:border-left="0.05pt solid #000000" fo:border-right="none" fo:border-top="none" fo:border-bottom="0.05pt solid #000000"/>
    </style:style>
    <style:style style:name="表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language-asian="ja" style:country-asian="JP"/>
    </style:style>
    <style:style style:name="P2" style:family="paragraph" style:parent-style-name="Title">
      <style:text-properties style:language-asian="ja" style:country-asian="JP"/>
    </style:style>
    <style:style style:name="P3" style:family="paragraph" style:parent-style-name="Text_20_body">
      <style:text-properties style:language-asian="ja" style:country-asian="JP"/>
    </style:style>
    <style:style style:name="P4" style:family="paragraph" style:parent-style-name="Table_20_Contents">
      <style:text-properties style:language-asian="ja" style:country-asian="JP"/>
    </style:style>
    <style:style style:name="P5" style:family="paragraph" style:parent-style-name="Heading_20_1">
      <style:text-properties style:language-asian="ja" style:country-asian="JP"/>
    </style:style>
    <style:style style:name="P6" style:family="paragraph" style:parent-style-name="Header">
      <style:text-properties officeooo:paragraph-rsid="001b74bb" style:language-asian="ja" style:country-asian="JP"/>
    </style:style>
    <style:style style:name="T1" style:family="text">
      <style:text-properties officeooo:rsid="0015fb3c"/>
    </style:style>
    <style:style style:name="T2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タプル定義一覧</text:p>
      <text:h text:style-name="Heading_20_1" text:outline-level="1">command</text:h>
      <text:p text:style-name="Text_20_body">[:command, :type]</text:p>
      <text:p text:style-name="Text_20_body"><text:span text:style-name="T2">タプル空間に属する</text:span>エージェントに<text:span text:style-name="T2">指示を</text:span>送信する<text:span text:style-name="T2">。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4">type</text:p>
          </table:table-cell>
          <table:table-cell table:style-name="表1.B1" office:value-type="string">
            <text:p text:style-name="P4">現在はterminateのみ使用。terminate送信により、エージェントは停止する。</text:p>
          </table:table-cell>
        </table:table-row>
      </table:table>
      <text:p text:style-name="P3"/>
      <text:h text:style-name="P5" text:outline-level="1">data</text:h>
      <text:p text:style-name="P3">[:data, :domain, :name, :uri, :time]</text:p>
      <text:p text:style-name="Text_20_body">ファイルのタプル空間上の表現。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4">domain</text:p>
          </table:table-cell>
          <table:table-cell table:style-name="表2.B1" office:value-type="string">
            <text:p text:style-name="P4">小領域を表すID</text:p>
          </table:table-cell>
        </table:table-row>
        <table:table-row>
          <table:table-cell table:style-name="表2.A2" office:value-type="string">
            <text:p text:style-name="P4">name</text:p>
          </table:table-cell>
          <table:table-cell table:style-name="表2.B2" office:value-type="string">
            <text:p text:style-name="P4">データ名</text:p>
          </table:table-cell>
        </table:table-row>
        <table:table-row>
          <table:table-cell table:style-name="表2.A2" office:value-type="string">
            <text:p text:style-name="P4">uri</text:p>
          </table:table-cell>
          <table:table-cell table:style-name="表2.B2" office:value-type="string">
            <text:p text:style-name="P4">ファイルシステム上のファイル表現への参照情報</text:p>
          </table:table-cell>
        </table:table-row>
        <table:table-row>
          <table:table-cell table:style-name="表2.A2" office:value-type="string">
            <text:p text:style-name="P4">time</text:p>
          </table:table-cell>
          <table:table-cell table:style-name="表2.B2" office:value-type="string">
            <text:p text:style-name="P4">更新時間</text:p>
          </table:table-cell>
        </table:table-row>
      </table:table>
      <text:h text:style-name="P5" text:outline-level="1">task</text:h>
      <text:p text:style-name="P3">[:task, :rule_path, :inputs, :params, :features, :uuid]</text:p>
      <text:p text:style-name="P3">ルール適用タスクの存在とその内容を表す。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Table_20_Contents">rule_path</text:p>
          </table:table-cell>
          <table:table-cell table:style-name="表3.B1" office:value-type="string">
            <text:p text:style-name="Table_20_Contents">ルール適用を行うルール定義を示すパス</text:p>
          </table:table-cell>
        </table:table-row>
        <table:table-row>
          <table:table-cell table:style-name="表3.A2" office:value-type="string">
            <text:p text:style-name="Table_20_Contents">inputs</text:p>
          </table:table-cell>
          <table:table-cell table:style-name="表3.B2" office:value-type="string">
            <text:p text:style-name="Table_20_Contents">ルール適用における入力列</text:p>
          </table:table-cell>
        </table:table-row>
        <table:table-row>
          <table:table-cell table:style-name="表3.A2" office:value-type="string">
            <text:p text:style-name="Table_20_Contents">params</text:p>
          </table:table-cell>
          <table:table-cell table:style-name="表3.B2" office:value-type="string">
            <text:p text:style-name="Table_20_Contents">ルール適用におけるパラメータ列</text:p>
          </table:table-cell>
        </table:table-row>
        <table:table-row>
          <table:table-cell table:style-name="表3.A2" office:value-type="string">
            <text:p text:style-name="Table_20_Contents">features</text:p>
          </table:table-cell>
          <table:table-cell table:style-name="表3.B2" office:value-type="string">
            <text:p text:style-name="Table_20_Contents">タスクの要求特性</text:p>
          </table:table-cell>
        </table:table-row>
        <table:table-row>
          <table:table-cell table:style-name="表3.A2" office:value-type="string">
            <text:p text:style-name="Table_20_Contents">uuid</text:p>
          </table:table-cell>
          <table:table-cell table:style-name="表3.B2" office:value-type="string">
            <text:p text:style-name="Table_20_Contents">タスクに対して与えられるID</text:p>
          </table:table-cell>
        </table:table-row>
      </table:table>
      <text:h text:style-name="P5" text:outline-level="1">working</text:h>
      <text:p text:style-name="P3">[:working, :uuid]</text:p>
      <text:p text:style-name="P3">タスクが処理中である事を表す。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Table_20_Contents">uuid</text:p>
          </table:table-cell>
          <table:table-cell table:style-name="表4.B1" office:value-type="string">
            <text:p text:style-name="Table_20_Contents">処理中であるタスクのID</text:p>
          </table:table-cell>
        </table:table-row>
      </table:table>
      <text:p text:style-name="P3"/>
      <text:h text:style-name="P5" text:outline-level="1">finished</text:h>
      <text:p text:style-name="P3">[:finished, :uuid, :status, :outputs]</text:p>
      <text:p text:style-name="P3">処理の完了を通知する。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4">uuid</text:p>
          </table:table-cell>
          <table:table-cell table:style-name="表5.B1" office:value-type="string">
            <text:p text:style-name="Table_20_Contents">完了したタスクのID</text:p>
          </table:table-cell>
        </table:table-row>
        <text:soft-page-break/>
        <table:table-row>
          <table:table-cell table:style-name="表5.A2" office:value-type="string">
            <text:p text:style-name="P4">status</text:p>
          </table:table-cell>
          <table:table-cell table:style-name="表5.B2" office:value-type="string">
            <text:p text:style-name="Table_20_Contents">タスク処理の結果を表すステータス</text:p>
          </table:table-cell>
        </table:table-row>
        <table:table-row>
          <table:table-cell table:style-name="表5.A2" office:value-type="string">
            <text:p text:style-name="P4">outputs</text:p>
          </table:table-cell>
          <table:table-cell table:style-name="表5.B2" office:value-type="string">
            <text:p text:style-name="Table_20_Contents">出力データ列</text:p>
          </table:table-cell>
        </table:table-row>
      </table:table>
      <text:h text:style-name="P5" text:outline-level="1">agent</text:h>
      <text:p text:style-name="P3">[:agent, :uuid, :agent_type]</text:p>
      <text:p text:style-name="P3">エージェントの存在を他エージェントに通知する。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4">uuid</text:p>
          </table:table-cell>
          <table:table-cell table:style-name="表6.B1" office:value-type="string">
            <text:p text:style-name="Table_20_Contents">エージェントのID</text:p>
          </table:table-cell>
        </table:table-row>
        <table:table-row>
          <table:table-cell table:style-name="表6.A2" office:value-type="string">
            <text:p text:style-name="P4">agent_type</text:p>
          </table:table-cell>
          <table:table-cell table:style-name="表6.B2" office:value-type="string">
            <text:p text:style-name="Table_20_Contents">エージェントの種類を表す文字列</text:p>
          </table:table-cell>
        </table:table-row>
      </table:table>
      <text:h text:style-name="P5" text:outline-level="1">bye</text:h>
      <text:p text:style-name="P3">[:bye, :uuid, :agent_type]</text:p>
      <text:p text:style-name="P3">エージェントのタプル空間サーバからの切断を通知する。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4">uuid</text:p>
          </table:table-cell>
          <table:table-cell table:style-name="表7.B1" office:value-type="string">
            <text:p text:style-name="Table_20_Contents">エージェントのID</text:p>
          </table:table-cell>
        </table:table-row>
        <table:table-row>
          <table:table-cell table:style-name="表7.A2" office:value-type="string">
            <text:p text:style-name="P4">agent_type</text:p>
          </table:table-cell>
          <table:table-cell table:style-name="表7.B2" office:value-type="string">
            <text:p text:style-name="Table_20_Contents">エージェントの種類を表す文字列</text:p>
          </table:table-cell>
        </table:table-row>
      </table:table>
      <text:h text:style-name="P5" text:outline-level="1">parent_agent</text:h>
      <text:p text:style-name="P3">[:parent_agent, :parent_id, :child_id]</text:p>
      <text:p text:style-name="P3">親エージェントを通知する。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4">parent_id</text:p>
          </table:table-cell>
          <table:table-cell table:style-name="表8.B1" office:value-type="string">
            <text:p text:style-name="Table_20_Contents">親エージェントのID</text:p>
          </table:table-cell>
        </table:table-row>
        <table:table-row>
          <table:table-cell table:style-name="表8.A2" office:value-type="string">
            <text:p text:style-name="P4">child_id</text:p>
          </table:table-cell>
          <table:table-cell table:style-name="表8.B2" office:value-type="string">
            <text:p text:style-name="Table_20_Contents">子エージェントのID</text:p>
          </table:table-cell>
        </table:table-row>
      </table:table>
      <text:h text:style-name="P5" text:outline-level="1">log</text:h>
      <text:p text:style-name="P3">[:log, :message]</text:p>
      <text:p text:style-name="P3">ログメッセージを表わす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4">message</text:p>
          </table:table-cell>
          <table:table-cell table:style-name="表9.B1" office:value-type="string">
            <text:p text:style-name="Table_20_Contents">ログメッセージ本文</text:p>
          </table:table-cell>
        </table:table-row>
      </table:table>
      <text:h text:style-name="P5" text:outline-level="1">task_worker_resource</text:h>
      <text:p text:style-name="P3">[:task_worker_resource, :number]</text:p>
      <text:p text:style-name="P3">要求するタスクワーカ数を通知する。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4">number</text:p>
          </table:table-cell>
          <table:table-cell table:style-name="表10.B1" office:value-type="string">
            <text:p text:style-name="Table_20_Contents">タスクワーカ数</text:p>
          </table:table-cell>
        </table:table-row>
      </table:table>
      <text:h text:style-name="P5" text:outline-level="1">request_rule</text:h>
      <text:p text:style-name="P3">[:request_rule, :rule_path]</text:p>
      <text:p text:style-name="P3">ルール要求を表す。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4">rule_path</text:p>
          </table:table-cell>
          <table:table-cell table:style-name="表11.B1" office:value-type="string">
            <text:p text:style-name="Table_20_Contents">要求するルールのパス</text:p>
          </table:table-cell>
        </table:table-row>
      </table:table>
      <text:h text:style-name="P5" text:outline-level="1"><text:soft-page-break/>rule</text:h>
      <text:p text:style-name="P3">[:rule, :rule_path, :content, :status]</text:p>
      <text:p text:style-name="P3">ルール要求に応じて提供されたルール定義体を表す。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4">rule_path</text:p>
          </table:table-cell>
          <table:table-cell table:style-name="表12.B1" office:value-type="string">
            <text:p text:style-name="Table_20_Contents">提供されたルールのパス</text:p>
          </table:table-cell>
        </table:table-row>
        <table:table-row>
          <table:table-cell table:style-name="表12.A2" office:value-type="string">
            <text:p text:style-name="P4">content</text:p>
          </table:table-cell>
          <table:table-cell table:style-name="表12.B2" office:value-type="string">
            <text:p text:style-name="Table_20_Contents">ルール定義体本体</text:p>
          </table:table-cell>
        </table:table-row>
        <table:table-row>
          <table:table-cell table:style-name="表12.A2" office:value-type="string">
            <text:p text:style-name="P4">status</text:p>
          </table:table-cell>
          <table:table-cell table:style-name="表12.B2" office:value-type="string">
            <text:p text:style-name="Table_20_Contents">提供ステータス（提供成功か失敗か）</text:p>
          </table:table-cell>
        </table:table-row>
      </table:table>
      <text:h text:style-name="P5" text:outline-level="1">exception</text:h>
      <text:p text:style-name="P3">[:exception, :uuid, :agent_type, :value]</text:p>
      <text:p text:style-name="P3">例外発生を通知する。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4">uuid</text:p>
          </table:table-cell>
          <table:table-cell table:style-name="表13.B1" office:value-type="string">
            <text:p text:style-name="Table_20_Contents">例外を発生させたエージェントのID</text:p>
          </table:table-cell>
        </table:table-row>
        <table:table-row>
          <table:table-cell table:style-name="表13.A2" office:value-type="string">
            <text:p text:style-name="P4">agent_type</text:p>
          </table:table-cell>
          <table:table-cell table:style-name="表13.B2" office:value-type="string">
            <text:p text:style-name="Table_20_Contents">エージェントの種類</text:p>
          </table:table-cell>
        </table:table-row>
        <table:table-row>
          <table:table-cell table:style-name="表13.A2" office:value-type="string">
            <text:p text:style-name="P4">value</text:p>
          </table:table-cell>
          <table:table-cell table:style-name="表13.B2" office:value-type="string">
            <text:p text:style-name="Table_20_Contents">例外内容</text:p>
          </table:table-cell>
        </table:table-row>
      </table:table>
      <text:h text:style-name="P5" text:outline-level="1">base_uri</text:h>
      <text:p text:style-name="P3">[:base_uri, :uri]</text:p>
      <text:p text:style-name="P3">ファイルのファイルシステム表現を格納するベースとなるパスを表すURI。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3">uri</text:p>
          </table:table-cell>
          <table:table-cell table:style-name="表14.B1" office:value-type="string">
            <text:p text:style-name="P4">例外を発生させたエージェントのID</text:p>
          </table:table-cell>
        </table:table-row>
      </table:table>
      <text:h text:style-name="P5" text:outline-level="1">process_info</text:h>
      <text:p text:style-name="P3">[:process_info, :name, :process_id]</text:p>
      <text:p text:style-name="P3">プロセス処理情報を表す。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3">name</text:p>
          </table:table-cell>
          <table:table-cell table:style-name="表15.B1" office:value-type="string">
            <text:p text:style-name="P4">プロセス名</text:p>
          </table:table-cell>
        </table:table-row>
        <table:table-row>
          <table:table-cell table:style-name="表15.A2" office:value-type="string">
            <text:p text:style-name="P3">process_id</text:p>
          </table:table-cell>
          <table:table-cell table:style-name="表15.B2" office:value-type="string">
            <text:p text:style-name="P4">プロセスID</text:p>
          </table:table-cell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adornments="標準" style:font-family-generic="modern" style:font-pitch="fixed"/>
    <style:font-face style:name="IPAゴシック" svg:font-family="IPAゴシック" style:font-adornments="太字" style:font-family-generic="modern" style:font-pitch="fixed"/>
    <style:font-face style:name="IPA明朝" svg:font-family="IPA明朝" style:font-adornments="太字" style:font-family-generic="roman" style:font-pitch="fixed"/>
    <style:font-face style:name="IPA明朝1" svg:font-family="IPA明朝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00" draw:display-name="Hatching 100" draw:style="single" draw:color="#808080" draw:distance="0.011cm" draw:rotation="0"/>
    <draw:hatch draw:name="Hatching_20_101" draw:display-name="Hatching 101" draw:style="single" draw:color="#808080" draw:distance="0.011cm" draw:rotation="0"/>
    <draw:hatch draw:name="Hatching_20_102" draw:display-name="Hatching 102" draw:style="single" draw:color="#808080" draw:distance="0.011cm" draw:rotation="0"/>
    <draw:hatch draw:name="Hatching_20_103" draw:display-name="Hatching 103" draw:style="single" draw:color="#808080" draw:distance="0.011cm" draw:rotation="0"/>
    <draw:hatch draw:name="Hatching_20_104" draw:display-name="Hatching 104" draw:style="single" draw:color="#808080" draw:distance="0.011cm" draw:rotation="0"/>
    <draw:hatch draw:name="Hatching_20_98" draw:display-name="Hatching 98" draw:style="single" draw:color="#808080" draw:distance="0.011cm" draw:rotation="0"/>
    <draw:hatch draw:name="Hatching_20_99" draw:display-name="Hatching 99" draw:style="single" draw:color="#80808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1pt" fo:language="zxx" fo:country="none" style:font-name-asian="IPA明朝1" style:font-family-asian="IPA明朝" style:font-style-name-asian="標準" style:font-pitch-asian="variable" style:font-size-asian="11pt" style:language-asian="ja" style:country-asian="JP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IPA明朝1" style:font-family-asian="IPA明朝" style:font-style-name-asian="標準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keep-together="always" style:page-number="auto" fo:keep-with-next="always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 style:master-page-name="">
      <style:paragraph-properties fo:margin-top="0cm" fo:margin-bottom="0cm" style:contextual-spacing="false" fo:text-align="center" style:justify-single-word="false" style:page-number="auto"/>
      <style:text-properties fo:font-size="18pt" fo:font-weight="bold" style:font-name-asian="IPA明朝" style:font-family-asian="IPA明朝" style:font-style-name-asian="太字" style:font-family-generic-asian="roman" style:font-pitch-asian="fixe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2pt" style:font-style-asian="normal" style:font-weight-asian="bold" style:font-size-complex="14pt" style:font-style-complex="italic" style:font-weight-complex="bold"/>
    </style:style>
    <style:style style:name="記述例" style:family="paragraph" style:parent-style-name="Text_20_body" style:next-style-name="Text_20_body" style:class="text" style:master-page-name="">
      <style:paragraph-properties fo:margin-left="0.199cm" fo:margin-right="0.199cm" fo:margin-top="0.275cm" fo:margin-bottom="0.275cm" style:contextual-spacing="false" fo:keep-together="always" fo:text-indent="0cm" style:auto-text-indent="false" style:page-number="auto" fo:background-color="transparent" fo:padding="0.25cm" fo:border="0.26pt solid #000000" style:shadow="none" style:join-border="false">
        <style:tab-stops/>
        <style:background-image/>
      </style:paragraph-properties>
      <style:text-properties style:font-name="Courier New" fo:font-family="'Courier New'" style:font-style-name="標準" style:font-family-generic="modern" style:font-pitch="fixed" fo:font-size="9pt" fo:font-weight="normal" style:font-size-asian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.21cm" style:contextual-spacing="false" style:page-number="auto"/>
      <style:text-properties fo:font-size="11pt" fo:font-weight="bold" style:font-name-asian="IPAゴシック" style:font-family-asian="IPAゴシック" style:font-style-name-asian="太字" style:font-family-generic-asian="modern" style:font-pitch-asian="fixed" style:font-size-asian="11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例文" style:family="paragraph" style:parent-style-name="Text_20_body" style:next-style-name="記述例" style:master-page-name="">
      <style:paragraph-properties fo:margin-left="0.199cm" fo:margin-right="0.199cm" fo:margin-top="0cm" fo:margin-bottom="0cm" style:contextual-spacing="false" fo:keep-together="always" fo:text-indent="0cm" style:auto-text-indent="false" style:page-number="auto" fo:keep-with-next="always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cm" fo:margin-bottom="0cm" style:contextual-spacing="false" style:page-number="auto" fo:background-color="transparent">
        <style:background-image/>
      </style:paragraph-properties>
      <style:text-properties fo:font-size="80%" fo:font-style="normal" fo:font-weight="bold" style:font-name-asian="IPAゴシック" style:font-family-asian="IPAゴシック" style:font-style-name-asian="太字" style:font-family-generic-asian="modern" style:font-pitch-asian="fixed" style:font-size-asian="80%" style:font-style-asian="normal" style:font-weight-asian="bold" style:font-size-complex="85%" style:font-style-complex="italic" style:font-weight-complex="bold"/>
    </style:style>
    <style:style style:name="記述例_ff08_大きい_ff09_" style:display-name="記述例（大きい）" style:family="paragraph" style:parent-style-name="記述例" style:next-style-name="Text_20_body" style:master-page-name="">
      <style:paragraph-properties fo:keep-together="auto" style:page-number="auto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99ccff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表の具体内容" style:family="paragraph" style:parent-style-name="Table_20_Contents" style:auto-update="true" style:master-page-name="">
      <style:paragraph-properties fo:margin-left="0.101cm" fo:margin-right="0cm" fo:margin-top="0cm" fo:margin-bottom="0cm" style:contextual-spacing="false" fo:text-indent="0cm" style:auto-text-indent="false" style:page-number="auto" style:shadow="none"/>
    </style:style>
    <style:style style:name="照応可能" style:family="paragraph" style:parent-style-name="表の具体内容" style:auto-update="true">
      <style:text-properties fo:color="#0000ff"/>
    </style:style>
    <style:style style:name="照応不可" style:family="paragraph" style:parent-style-name="表の具体内容" style:auto-update="true">
      <style:text-properties fo:color="#ff000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pt" style:font-size-asian="10pt"/>
    </style:style>
    <style:style style:name="用語定義" style:family="paragraph" style:parent-style-name="Text_20_body_20_indent">
      <style:text-properties fo:font-size="10pt" style:font-size-asian="10pt"/>
    </style:style>
    <style:style style:name="用語" style:family="paragraph" style:parent-style-name="Heading" style:master-page-name="">
      <style:paragraph-properties fo:margin-top="0cm" fo:margin-bottom="0cm" style:contextual-spacing="false" fo:keep-together="always" style:page-number="auto"/>
      <style:text-properties fo:font-size="10pt" style:font-size-asian="10pt" style:font-weight-asian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特性本文" style:family="paragraph" style:parent-style-name="Text_20_body">
      <style:text-properties fo:font-size="9pt" style:font-size-asian="9pt"/>
    </style:style>
    <style:style style:name="特性用語" style:family="paragraph" style:parent-style-name="用語">
      <style:text-properties style:font-size-asian="9pt" style:font-weight-asian="bold"/>
    </style:style>
    <style:style style:name="特性見出し" style:family="paragraph" style:parent-style-name="Heading_20_2" style:default-outline-level="" style:list-style-name="">
      <style:text-properties style:text-underline-style="solid" style:text-underline-width="auto" style:text-underline-color="font-color" style:font-size-asian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b74bb" style:language-asian="ja" style:country-asian="JP"/>
    </style:style>
    <style:style style:name="MP2" style:family="paragraph" style:parent-style-name="Header">
      <style:text-properties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タプル定義一覧<text:tab/><text:tab/></text:p>
        <text:p text:style-name="MP2"><text:tab/><text:tab/>㈱なうデータ研究所</text:p>
      </style:header>
      <style:footer>
        <text:p text:style-name="Footer"><text:tab/>－<text:page-number text:select-page="current">3</text:page-number>－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0H3M</meta:editing-duration>
    <meta:editing-cycles>3625</meta:editing-cycles>
    <meta:generator>LibreOffice/4.2.6.3$Linux_X86_64 LibreOffice_project/420m0$Build-3</meta:generator>
    <dc:date>2014-11-03T22:31:29.759315797</dc:date>
    <meta:print-date>2012-07-04T17:04:14.22</meta:print-date>
    <dc:creator>Keita Yamaguchi</dc:creator>
    <meta:document-statistic meta:table-count="15" meta:image-count="0" meta:object-count="0" meta:page-count="3" meta:paragraph-count="113" meta:word-count="738" meta:character-count="1455" meta:non-whitespace-character-count="1418"/>
    <meta:user-defined meta:name="Info 1"/>
    <meta:user-defined meta:name="Info 2"/>
    <meta:user-defined meta:name="Info 3"/>
    <meta:user-defined meta:name="Info 4"/>
  </office:meta>
</office:document-meta>
</file>